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9.169cm" presentation:class="title" presentation:user-transformed="true">
          <draw:text-box>
            <text:p>SANTORINI</text:p>
          </draw:text-box>
        </draw:frame>
        <draw:frame presentation:style-name="pr2" draw:text-style-name="P1" draw:layer="layout" svg:width="26cm" svg:height="5.5cm" svg:x="1cm" svg:y="0cm" presentation:class="subtitle" presentation:user-transformed="true">
          <draw:text-box>
            <text:p>BRUNGARD Victor – BURVENIQUE Dimitri – GIRARD Tugdual </text:p>
            <text:p>NORMANT Thomas – PAILLARD Tanguy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2"><text:tab/><text:tab/><text:tab/><text:tab/><text:tab/><text:tab/><text:tab/><text:tab/><text:tab/>SANTORINI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xplication du jeu : </text:p>
                <text:list>
                  <text:list-item>
                    <text:p>Cartes Dieu et Héros avec des pouvoirs</text:p>
                  </text:list-item>
                  <text:list-item>
                    <text:p>Plateau de jeu</text:p>
                  </text:list-item>
                  <text:list-item>
                    <text:p>Pions déplaçables</text:p>
                  </text:list-item>
                  <text:list-item>
                    <text:p>Constructions avec des niveaux</text:p>
                  </text:list-item>
                  <text:list-item>
                    <text:p>Gagne si pion au 3<text:span text:style-name="T1">eme</text:span> niveau de la tour (ou si pion adverse imbouge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urn Up :</text:p>
              </text:list-item>
            </text:list>
          </draw:text-box>
        </draw:frame>
        <draw:frame presentation:style-name="pr4" draw:text-style-name="P3" draw:layer="layout" svg:width="26cm" svg:height="2.663cm" svg:x="1cm" svg:y="0.838cm" presentation:class="title" presentation:user-transformed="true">
          <draw:text-box>
            <text:p text:style-name="P2"><text:tab/><text:tab/><text:tab/><text:tab/><text:tab/><text:tab/><text:tab/><text:tab/><text:tab/>SANTORINI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7:09:17.673000000</meta:creation-date>
    <meta:editing-duration>PT14M42S</meta:editing-duration>
    <meta:editing-cycles>4</meta:editing-cycles>
    <meta:generator>LibreOffice/5.4.7.2$Windows_X86_64 LibreOffice_project/c838ef25c16710f8838b1faec480ebba495259d0</meta:generator>
    <dc:date>2018-12-15T17:24:01.059000000</dc:date>
    <meta:document-statistic meta:object-count="63"/>
    <meta:template xlink:type="simple" xlink:actuate="onRequest" xlink:title="Midnightblue" xlink:href="../../../../Program%20Files/LibreOffice%205/share/template/common/presnt/Midnightblue.otp" meta:date="2018-12-15T17:09:17.564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